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31cm"/>
    </style:style>
    <style:style style:name="co2" style:family="table-column">
      <style:table-column-properties fo:break-before="auto" style:column-width="3.621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59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3.43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Full1" table:style-name="ta1">
        <table:shapes>
          <draw:frame draw:z-index="0" draw:style-name="gr1" svg:width="24.521cm" svg:height="12.194cm" svg:x="4.728cm" svg:y="3.967cm">
            <draw:object draw:notify-on-update-of-ranges="Full1.B1:Full1.G1 Full1.A2:Full1.A2 Full1.B2:Full1.G2 Full1.A3:Full1.A3 Full1.B3:Full1.G3 Full1.A4:Full1.A4 Full1.B4:Full1.G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879cm" svg:height="8.991cm" svg:x="9.209cm" svg:y="22.57cm">
            <draw:object draw:notify-on-update-of-ranges="Full1.A44:Full1.A44 Full1.B44:Full1.G44 Full1.A45:Full1.A45 Full1.B45:Full1.G45 Full1.A46:Full1.A46 Full1.B46:Full1.G46 Full1.A47:Full1.A47 Full1.B47:Full1.G4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>
            <text:p>Quarta optimització</text:p>
          </table:table-cell>
          <table:table-cell office:value-type="string">
            <text:p>Tercera optimització</text:p>
          </table:table-cell>
          <table:table-cell office:value-type="string">
            <text:p>Segona optimització</text:p>
          </table:table-cell>
          <table:table-cell office:value-type="string">
            <text:p>Primera optimització</text:p>
          </table:table-cell>
          <table:table-cell office:value-type="string">
            <text:p>Millors opcions del gcc</text:p>
          </table:table-cell>
          <table:table-cell office:value-type="string">
            <text:p>Original</text:p>
          </table:table-cell>
        </table:table-row>
        <table:table-row table:style-name="ro1">
          <table:table-cell office:value-type="string">
            <text:p>Test 1</text:p>
          </table:table-cell>
          <table:table-cell table:style-name="ce1" office:value-type="float" office:value="8.809943">
            <text:p>8,809943</text:p>
          </table:table-cell>
          <table:table-cell table:style-name="ce1" office:value-type="float" office:value="9.033557">
            <text:p>9,033557</text:p>
          </table:table-cell>
          <table:table-cell table:style-name="ce1" office:value-type="float" office:value="13.766615">
            <text:p>13,766615</text:p>
          </table:table-cell>
          <table:table-cell table:style-name="ce1" office:value-type="float" office:value="33.412458">
            <text:p>33,412458</text:p>
          </table:table-cell>
          <table:table-cell table:style-name="ce4" office:value-type="float" office:value="39.992225">
            <text:p>39,992225</text:p>
          </table:table-cell>
          <table:table-cell table:style-name="ce1" office:value-type="float" office:value="49.48728">
            <text:p>49,48728</text:p>
          </table:table-cell>
        </table:table-row>
        <table:table-row table:style-name="ro1">
          <table:table-cell office:value-type="string">
            <text:p>Test 2</text:p>
          </table:table-cell>
          <table:table-cell table:style-name="ce2" office:value-type="float" office:value="30.48926">
            <text:p>30,48926</text:p>
          </table:table-cell>
          <table:table-cell table:style-name="ce2" office:value-type="float" office:value="31.398443">
            <text:p>31,398443</text:p>
          </table:table-cell>
          <table:table-cell table:style-name="ce2" office:value-type="float" office:value="49.985143">
            <text:p>49,985143</text:p>
          </table:table-cell>
          <table:table-cell table:style-name="ce2" office:value-type="float" office:value="126.965155">
            <text:p>126,965155</text:p>
          </table:table-cell>
          <table:table-cell table:style-name="ce4" office:value-type="float" office:value="153.299602">
            <text:p>153,299602</text:p>
          </table:table-cell>
          <table:table-cell table:style-name="ce2" office:value-type="float" office:value="188.698195">
            <text:p>188,698195</text:p>
          </table:table-cell>
        </table:table-row>
        <table:table-row table:style-name="ro1">
          <table:table-cell office:value-type="string">
            <text:p>Test 3</text:p>
          </table:table-cell>
          <table:table-cell table:style-name="ce2" office:value-type="float" office:value="13.377031">
            <text:p>13,377031</text:p>
          </table:table-cell>
          <table:table-cell table:style-name="ce2" office:value-type="float" office:value="14.053634">
            <text:p>14,053634</text:p>
          </table:table-cell>
          <table:table-cell table:style-name="ce2" office:value-type="float" office:value="33.583494">
            <text:p>33,583494</text:p>
          </table:table-cell>
          <table:table-cell table:style-name="ce2" office:value-type="float" office:value="113.728949">
            <text:p>113,728949</text:p>
          </table:table-cell>
          <table:table-cell table:style-name="ce4" office:value-type="float" office:value="140.61983">
            <text:p>140,61983</text:p>
          </table:table-cell>
          <table:table-cell table:style-name="ce2" office:value-type="float" office:value="177.82736">
            <text:p>177,82736</text:p>
          </table:table-cell>
        </table:table-row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table:style-name="ce3"/>
          <table:table-cell table:number-columns-repeated="5"/>
        </table:table-row>
        <table:table-row table:style-name="ro1" table:number-rows-repeated="32">
          <table:table-cell table:number-columns-repeated="7"/>
        </table:table-row>
        <table:table-row table:style-name="ro1">
          <table:table-cell/>
          <table:table-cell office:value-type="string">
            <text:p>Original</text:p>
          </table:table-cell>
          <table:table-cell office:value-type="string">
            <text:p>Millors opcions del gcc</text:p>
          </table:table-cell>
          <table:table-cell office:value-type="string">
            <text:p>Primera optimització</text:p>
          </table:table-cell>
          <table:table-cell office:value-type="string">
            <text:p>Segona optimització</text:p>
          </table:table-cell>
          <table:table-cell office:value-type="string">
            <text:p>Tercera optimització</text:p>
          </table:table-cell>
          <table:table-cell office:value-type="string">
            <text:p>Quarta optimització</text:p>
          </table:table-cell>
        </table:table-row>
        <table:table-row table:style-name="ro1">
          <table:table-cell office:value-type="string">
            <text:p>Test 1</text:p>
          </table:table-cell>
          <table:table-cell table:style-name="ce1" office:value-type="float" office:value="1">
            <text:p>1</text:p>
          </table:table-cell>
          <table:table-cell table:style-name="ce4" office:value-type="float" office:value="1.24">
            <text:p>1,24</text:p>
          </table:table-cell>
          <table:table-cell table:style-name="ce5" office:value-type="float" office:value="1.48">
            <text:p>1,48</text:p>
          </table:table-cell>
          <table:table-cell table:style-name="ce5" office:value-type="float" office:value="3.6">
            <text:p>3,6</text:p>
          </table:table-cell>
          <table:table-cell table:style-name="ce5" office:value-type="float" office:value="5.48">
            <text:p>5,48</text:p>
          </table:table-cell>
          <table:table-cell table:style-name="ce5" office:value-type="float" office:value="5.62">
            <text:p>5,62</text:p>
          </table:table-cell>
        </table:table-row>
        <table:table-row table:style-name="ro1">
          <table:table-cell office:value-type="string">
            <text:p>Test 2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1.23">
            <text:p>1,23</text:p>
          </table:table-cell>
          <table:table-cell table:style-name="ce6" office:value-type="float" office:value="1.49">
            <text:p>1,49</text:p>
          </table:table-cell>
          <table:table-cell table:style-name="ce6" office:value-type="float" office:value="3.78">
            <text:p>3,78</text:p>
          </table:table-cell>
          <table:table-cell table:style-name="ce6" office:value-type="float" office:value="6.01">
            <text:p>6,01</text:p>
          </table:table-cell>
          <table:table-cell table:style-name="ce6" office:value-type="float" office:value="6.19">
            <text:p>6,19</text:p>
          </table:table-cell>
        </table:table-row>
        <table:table-row table:style-name="ro1">
          <table:table-cell office:value-type="string">
            <text:p>Test 3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1.26">
            <text:p>1,26</text:p>
          </table:table-cell>
          <table:table-cell table:style-name="ce6" office:value-type="float" office:value="1.56">
            <text:p>1,56</text:p>
          </table:table-cell>
          <table:table-cell table:style-name="ce6" office:value-type="float" office:value="5.3">
            <text:p>5,3</text:p>
          </table:table-cell>
          <table:table-cell table:style-name="ce6" office:value-type="float" office:value="12.65">
            <text:p>12,65</text:p>
          </table:table-cell>
          <table:table-cell table:style-name="ce6" office:value-type="float" office:value="13.29">
            <text:p>13,29</text:p>
          </table:table-cell>
        </table:table-row>
      </table:table>
      <table:table table:name="Full2" table:style-name="ta1">
        <table:table-column table:style-name="co8" table:default-cell-style-name="Default"/>
        <table:table-row table:style-name="ro2">
          <table:table-cell/>
        </table:table-row>
      </table:table>
      <table:table table:name="Full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ca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5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nís Pérez</meta:initial-creator>
    <meta:creation-date>2013-06-15T16:03:26</meta:creation-date>
    <meta:generator>LibreOffice/3.5$Linux_x86 LibreOffice_project/350m1$Build-2</meta:generator>
    <dc:date>2013-06-15T17:40:21</dc:date>
    <dc:creator>Genís Pérez</dc:creator>
    <meta:editing-duration>PT1H1M20S</meta:editing-duration>
    <meta:editing-cycles>8</meta:editing-cycles>
    <meta:document-statistic meta:table-count="3" meta:cell-count="5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Times New Roman'" style:font-style-name="Negreta" style:font-family-generic="roman"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Times New Roman'" style:font-style-name="Normal" style:font-family-generic="roman" fo:font-size="8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family="'Times New Roman'" style:font-style-name="Normal" style:font-family-generic="roman" fo:font-size="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522cm" svg:height="12.195cm" xlink:href=".." xlink:type="simple" chart:class="chart:bar" chart:style-name="ch1">
        <chart:title svg:x="10.267cm" svg:y="0.378cm" chart:style-name="ch2">
          <text:p>Temps d'execució</text:p>
        </chart:title>
        <chart:legend chart:legend-position="end" svg:x="22.894cm" svg:y="5.3cm" style:legend-expansion="high" chart:style-name="ch3"/>
        <chart:plot-area chart:style-name="ch4" table:cell-range-address="Full1.A1:Full1.G4" chart:data-source-has-labels="both" svg:x="1.429cm" svg:y="1.96cm" svg:width="20.485cm" svg:height="9.083cm">
          <chartooo:coordinate-region svg:x="5.067cm" svg:y="1.96cm" svg:width="16.567cm" svg:height="8.436cm"/>
          <chart:axis chart:dimension="x" chart:name="primary-x" chart:style-name="ch5" chartooo:axis-type="auto">
            <chartooo:date-scale/>
            <chart:title svg:x="0.451cm" svg:y="7.941cm" chart:style-name="ch6">
              <text:p>Versions del programa</text:p>
            </chart:title>
            <chart:categories table:cell-range-address="Full1.B1:Full1.G1"/>
          </chart:axis>
          <chart:axis chart:dimension="y" chart:name="primary-y" chart:style-name="ch7">
            <chart:title svg:x="10.707cm" svg:y="11.286cm" chart:style-name="ch8">
              <text:p>temps (segons)</text:p>
            </chart:title>
            <chart:grid chart:style-name="ch9" chart:class="major"/>
          </chart:axis>
          <chart:series chart:style-name="ch10" chart:values-cell-range-address="Full1.B2:Full1.G2" chart:label-cell-address="Full1.A2:Full1.A2" chart:class="chart:bar">
            <chart:data-point chart:repeated="6"/>
          </chart:series>
          <chart:series chart:style-name="ch11" chart:values-cell-range-address="Full1.B3:Full1.G3" chart:label-cell-address="Full1.A3:Full1.A3" chart:class="chart:bar">
            <chart:data-point chart:repeated="6"/>
          </chart:series>
          <chart:series chart:style-name="ch12" chart:values-cell-range-address="Full1.B4:Full1.G4" chart:label-cell-address="Full1.A4:Full1.A4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arta optimització</text:p>
                <draw:g>
                  <svg:desc>Full1.B1:Full1.G1</svg:desc>
                </draw:g>
              </table:table-cell>
              <table:table-cell office:value-type="string">
                <text:p>Tercera optimització</text:p>
              </table:table-cell>
              <table:table-cell office:value-type="string">
                <text:p>Segona optimització</text:p>
              </table:table-cell>
              <table:table-cell office:value-type="string">
                <text:p>Primera optimització</text:p>
              </table:table-cell>
              <table:table-cell office:value-type="string">
                <text:p>Millors opcions del gcc</text:p>
              </table:table-cell>
              <table:table-cell office:value-type="string">
                <text:p>Original</text:p>
              </table:table-cell>
            </table:table-row>
          </table:table-header-rows>
          <table:table-rows>
            <table:table-row>
              <table:table-cell office:value-type="string">
                <text:p>Test 1</text:p>
                <draw:g>
                  <svg:desc>Full1.A2:Full1.A2</svg:desc>
                </draw:g>
              </table:table-cell>
              <table:table-cell office:value-type="float" office:value="8.809943">
                <text:p>8.809943</text:p>
                <draw:g>
                  <svg:desc>Full1.B2:Full1.G2</svg:desc>
                </draw:g>
              </table:table-cell>
              <table:table-cell office:value-type="float" office:value="9.033557">
                <text:p>9.033557</text:p>
              </table:table-cell>
              <table:table-cell office:value-type="float" office:value="13.766615">
                <text:p>13.766615</text:p>
              </table:table-cell>
              <table:table-cell office:value-type="float" office:value="33.412458">
                <text:p>33.412458</text:p>
              </table:table-cell>
              <table:table-cell office:value-type="float" office:value="39.992225">
                <text:p>39.992225</text:p>
              </table:table-cell>
              <table:table-cell office:value-type="float" office:value="49.48728">
                <text:p>49.48728</text:p>
              </table:table-cell>
            </table:table-row>
            <table:table-row>
              <table:table-cell office:value-type="string">
                <text:p>Test 2</text:p>
                <draw:g>
                  <svg:desc>Full1.A3:Full1.A3</svg:desc>
                </draw:g>
              </table:table-cell>
              <table:table-cell office:value-type="float" office:value="30.48926">
                <text:p>30.48926</text:p>
                <draw:g>
                  <svg:desc>Full1.B3:Full1.G3</svg:desc>
                </draw:g>
              </table:table-cell>
              <table:table-cell office:value-type="float" office:value="31.398443">
                <text:p>31.398443</text:p>
              </table:table-cell>
              <table:table-cell office:value-type="float" office:value="49.985143">
                <text:p>49.985143</text:p>
              </table:table-cell>
              <table:table-cell office:value-type="float" office:value="126.965155">
                <text:p>126.965155</text:p>
              </table:table-cell>
              <table:table-cell office:value-type="float" office:value="153.299602">
                <text:p>153.299602</text:p>
              </table:table-cell>
              <table:table-cell office:value-type="float" office:value="188.698195">
                <text:p>188.698195</text:p>
              </table:table-cell>
            </table:table-row>
            <table:table-row>
              <table:table-cell office:value-type="string">
                <text:p>Test 3</text:p>
                <draw:g>
                  <svg:desc>Full1.A4:Full1.A4</svg:desc>
                </draw:g>
              </table:table-cell>
              <table:table-cell office:value-type="float" office:value="13.377031">
                <text:p>13.377031</text:p>
                <draw:g>
                  <svg:desc>Full1.B4:Full1.G4</svg:desc>
                </draw:g>
              </table:table-cell>
              <table:table-cell office:value-type="float" office:value="14.053634">
                <text:p>14.053634</text:p>
              </table:table-cell>
              <table:table-cell office:value-type="float" office:value="33.583494">
                <text:p>33.583494</text:p>
              </table:table-cell>
              <table:table-cell office:value-type="float" office:value="113.728949">
                <text:p>113.728949</text:p>
              </table:table-cell>
              <table:table-cell office:value-type="float" office:value="140.61983">
                <text:p>140.61983</text:p>
              </table:table-cell>
              <table:table-cell office:value-type="float" office:value="177.82736">
                <text:p>177.827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Times New Roman'" style:font-style-name="Negreta" style:font-family-generic="roman"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Times New Roman'" style:font-style-name="Normal" style:font-family-generic="roman"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family="'Times New Roman'" style:font-style-name="Normal" style:font-family-generic="roman"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88cm" svg:height="8.992cm" xlink:href=".." xlink:type="simple" chart:class="chart:line" chart:style-name="ch1">
        <chart:title svg:x="3.271cm" svg:y="0.314cm" chart:style-name="ch2">
          <text:p>Evolució del speedup respecte la versió original</text:p>
        </chart:title>
        <chart:legend svg:x="14.222cm" svg:y="2.726cm" style:legend-expansion="custom" chartooo:width="1.944cm" chartooo:height="1.357cm" style:legend-expansion-aspect-ratio="1.43257184966839" chart:style-name="ch3"/>
        <chart:plot-area chart:style-name="ch4" table:cell-range-address="Full1.A44:Full1.G47" chart:data-source-has-labels="both" svg:x="1.438cm" svg:y="1.13cm" svg:width="12.591cm" svg:height="7.179cm">
          <chartooo:coordinate-region svg:x="2.079cm" svg:y="1.329cm" svg:width="11.812cm" svg:height="4.095cm"/>
          <chart:axis chart:dimension="x" chart:name="primary-x" chart:style-name="ch5" chartooo:axis-type="auto">
            <chartooo:date-scale/>
            <chart:title svg:x="6.035cm" svg:y="8.432cm" chart:style-name="ch6">
              <text:p>Versions del programa</text:p>
            </chart:title>
            <chart:categories table:cell-range-address="Full1.B44:Full1.G44"/>
          </chart:axis>
          <chart:axis chart:dimension="y" chart:name="primary-y" chart:style-name="ch7">
            <chart:title svg:x="0.491cm" svg:y="4.156cm" chart:style-name="ch8">
              <text:p>Speedup (X)</text:p>
            </chart:title>
            <chart:grid chart:style-name="ch9" chart:class="major"/>
          </chart:axis>
          <chart:series chart:style-name="ch10" chart:values-cell-range-address="Full1.B45:Full1.G45" chart:label-cell-address="Full1.A45:Full1.A45" chart:class="chart:line">
            <chart:data-point chart:repeated="6"/>
          </chart:series>
          <chart:series chart:style-name="ch11" chart:values-cell-range-address="Full1.B46:Full1.G46" chart:label-cell-address="Full1.A46:Full1.A46" chart:class="chart:line">
            <chart:data-point chart:repeated="6"/>
          </chart:series>
          <chart:series chart:style-name="ch12" chart:values-cell-range-address="Full1.B47:Full1.G47" chart:label-cell-address="Full1.A47:Full1.A4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riginal</text:p>
                <draw:g>
                  <svg:desc>Full1.B44:Full1.G44</svg:desc>
                </draw:g>
              </table:table-cell>
              <table:table-cell office:value-type="string">
                <text:p>Millors opcions del gcc</text:p>
              </table:table-cell>
              <table:table-cell office:value-type="string">
                <text:p>Primera optimització</text:p>
              </table:table-cell>
              <table:table-cell office:value-type="string">
                <text:p>Segona optimització</text:p>
              </table:table-cell>
              <table:table-cell office:value-type="string">
                <text:p>Tercera optimització</text:p>
              </table:table-cell>
              <table:table-cell office:value-type="string">
                <text:p>Quarta optimització</text:p>
              </table:table-cell>
            </table:table-row>
          </table:table-header-rows>
          <table:table-rows>
            <table:table-row>
              <table:table-cell office:value-type="string">
                <text:p>Test 1</text:p>
                <draw:g>
                  <svg:desc>Full1.A45:Full1.A45</svg:desc>
                </draw:g>
              </table:table-cell>
              <table:table-cell office:value-type="float" office:value="1">
                <text:p>1</text:p>
                <draw:g>
                  <svg:desc>Full1.B45:Full1.G45</svg:desc>
                </draw:g>
              </table:table-cell>
              <table:table-cell office:value-type="float" office:value="1.24">
                <text:p>1.24</text:p>
              </table:table-cell>
              <table:table-cell office:value-type="float" office:value="1.48">
                <text:p>1.48</text:p>
              </table:table-cell>
              <table:table-cell office:value-type="float" office:value="3.6">
                <text:p>3.6</text:p>
              </table:table-cell>
              <table:table-cell office:value-type="float" office:value="5.48">
                <text:p>5.48</text:p>
              </table:table-cell>
              <table:table-cell office:value-type="float" office:value="5.62">
                <text:p>5.62</text:p>
              </table:table-cell>
            </table:table-row>
            <table:table-row>
              <table:table-cell office:value-type="string">
                <text:p>Test 2</text:p>
                <draw:g>
                  <svg:desc>Full1.A46:Full1.A46</svg:desc>
                </draw:g>
              </table:table-cell>
              <table:table-cell office:value-type="float" office:value="1">
                <text:p>1</text:p>
                <draw:g>
                  <svg:desc>Full1.B46:Full1.G46</svg:desc>
                </draw:g>
              </table:table-cell>
              <table:table-cell office:value-type="float" office:value="1.23">
                <text:p>1.23</text:p>
              </table:table-cell>
              <table:table-cell office:value-type="float" office:value="1.49">
                <text:p>1.49</text:p>
              </table:table-cell>
              <table:table-cell office:value-type="float" office:value="3.78">
                <text:p>3.78</text:p>
              </table:table-cell>
              <table:table-cell office:value-type="float" office:value="6.01">
                <text:p>6.01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Test 3</text:p>
                <draw:g>
                  <svg:desc>Full1.A47:Full1.A47</svg:desc>
                </draw:g>
              </table:table-cell>
              <table:table-cell office:value-type="float" office:value="1">
                <text:p>1</text:p>
                <draw:g>
                  <svg:desc>Full1.B47:Full1.G47</svg:desc>
                </draw:g>
              </table:table-cell>
              <table:table-cell office:value-type="float" office:value="1.26">
                <text:p>1.26</text:p>
              </table:table-cell>
              <table:table-cell office:value-type="float" office:value="1.56">
                <text:p>1.56</text:p>
              </table:table-cell>
              <table:table-cell office:value-type="float" office:value="5.3">
                <text:p>5.3</text:p>
              </table:table-cell>
              <table:table-cell office:value-type="float" office:value="12.65">
                <text:p>12.65</text:p>
              </table:table-cell>
              <table:table-cell office:value-type="float" office:value="13.29">
                <text:p>13.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